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frame draw:style-name="gr1" draw:layer="layout" svg:width="3.55cm" svg:height="0.962cm" svg:x="1.45cm" svg:y="1.5cm">
          <draw:text-box>
            <text:p>Todo Table</text:p>
          </draw:text-box>
        </draw:frame>
        <draw:line draw:style-name="gr2" draw:text-style-name="P1" draw:layer="layout" svg:x1="1.5cm" svg:y1="3cm" svg:x2="19.5cm" svg:y2="3cm">
          <text:p/>
        </draw:line>
        <draw:line draw:style-name="gr2" draw:text-style-name="P1" draw:layer="layout" svg:x1="1.5cm" svg:y1="8.5cm" svg:x2="1.5cm" svg:y2="3cm">
          <text:p/>
        </draw:line>
        <draw:line draw:style-name="gr2" draw:text-style-name="P1" draw:layer="layout" svg:x1="5.463cm" svg:y1="8.5cm" svg:x2="5.463cm" svg:y2="3cm">
          <text:p/>
        </draw:line>
        <draw:line draw:style-name="gr2" draw:text-style-name="P1" draw:layer="layout" svg:x1="1.5cm" svg:y1="4cm" svg:x2="19.5cm" svg:y2="4cm">
          <text:p/>
        </draw:line>
        <draw:frame draw:style-name="gr1" draw:text-style-name="P2" draw:layer="layout" svg:width="1.463cm" svg:height="0.802cm" svg:x="3.5cm" svg:y="3cm">
          <draw:text-box>
            <text:p text:style-name="P2">todo</text:p>
          </draw:text-box>
        </draw:frame>
        <draw:frame draw:style-name="gr1" draw:text-style-name="P2" draw:layer="layout" svg:width="3.139cm" svg:height="0.802cm" svg:x="5.463cm" svg:y="3cm">
          <draw:text-box>
            <text:p text:style-name="P2">parent_todo</text:p>
          </draw:text-box>
        </draw:frame>
        <draw:line draw:style-name="gr2" draw:text-style-name="P1" draw:layer="layout" svg:x1="8.963cm" svg:y1="8.5cm" svg:x2="8.963cm" svg:y2="3cm">
          <text:p/>
        </draw:line>
        <draw:frame draw:style-name="gr1" draw:text-style-name="P2" draw:layer="layout" svg:width="2.974cm" svg:height="0.802cm" svg:x="9cm" svg:y="3cm">
          <draw:text-box>
            <text:p text:style-name="P2">user_name</text:p>
          </draw:text-box>
        </draw:frame>
        <draw:line draw:style-name="gr2" draw:text-style-name="P1" draw:layer="layout" svg:x1="12cm" svg:y1="8.5cm" svg:x2="12cm" svg:y2="3cm">
          <text:p/>
        </draw:line>
        <draw:line draw:style-name="gr2" draw:text-style-name="P1" draw:layer="layout" svg:x1="3cm" svg:y1="8.5cm" svg:x2="3cm" svg:y2="3cm">
          <text:p/>
        </draw:line>
        <draw:frame draw:style-name="gr1" draw:text-style-name="P2" draw:layer="layout" svg:width="0.887cm" svg:height="0.802cm" svg:x="1.537cm" svg:y="3cm">
          <draw:text-box>
            <text:p text:style-name="P2">id</text:p>
          </draw:text-box>
        </draw:frame>
        <draw:frame draw:style-name="gr1" draw:layer="layout" svg:width="3.669cm" svg:height="0.962cm" svg:x="1.5cm" svg:y="9.5cm">
          <draw:text-box>
            <text:p>Todo Rules</text:p>
          </draw:text-box>
        </draw:frame>
        <draw:frame draw:style-name="gr1" draw:text-style-name="P2" draw:layer="layout" svg:width="2.394cm" svg:height="0.802cm" svg:x="12.106cm" svg:y="3cm">
          <draw:text-box>
            <text:p text:style-name="P2">category</text:p>
          </draw:text-box>
        </draw:frame>
        <draw:line draw:style-name="gr2" draw:text-style-name="P1" draw:layer="layout" svg:x1="19.5cm" svg:y1="8.5cm" svg:x2="19.5cm" svg:y2="3cm">
          <text:p/>
        </draw:line>
        <draw:frame draw:style-name="gr1" draw:text-style-name="P2" draw:layer="layout" svg:width="1.603cm" svg:height="0.802cm" svg:x="14.897cm" svg:y="3cm">
          <draw:text-box>
            <text:p text:style-name="P2">done</text:p>
          </draw:text-box>
        </draw:frame>
        <draw:line draw:style-name="gr2" draw:text-style-name="P1" draw:layer="layout" svg:x1="17cm" svg:y1="8.5cm" svg:x2="17cm" svg:y2="3cm">
          <text:p/>
        </draw:line>
        <draw:frame draw:style-name="gr1" draw:text-style-name="P2" draw:layer="layout" svg:width="15.055cm" svg:height="5.21cm" svg:x="1.613cm" svg:y="10.5cm">
          <draw:text-box>
            <text:list text:style-name="L1">
              <text:list-item>
                <text:p text:style-name="P2"><text:s/>Bir todo başka bir todonun alt todosu olabilir.</text:p>
              </text:list-item>
              <text:list-item>
                <text:p text:style-name="P2"><text:s/>Todolar sıra numaraları değiştirilerek birbirlerinle yer değiştirebilir.</text:p>
              </text:list-item>
              <text:list-item>
                <text:p text:style-name="P2"><text:s/>Todolar Kategorilere göre gruplanır ve sıra nosu ile sıralanır</text:p>
              </text:list-item>
              <text:list-item>
                <text:p text:style-name="P2"><text:s/>Done todolar ayrı bir sayfadır ama aynı yerleşimdir.</text:p>
              </text:list-item>
              <text:list-item>
                <text:p text:style-name="P2"><text:s/>Todo listelerinde içiçe todolar en içtekine göre sıralanır</text:p>
              </text:list-item>
              <text:list-item>
                <text:p text:style-name="P2"><text:s/>İçiçe olan todolar parent todo başlığı altında gruplanır</text:p>
              </text:list-item>
              <text:list-item>
                <text:p text:style-name="P2"><text:s/>Parentler tododan daha büyük bir yazıyla yazılır</text:p>
              </text:list-item>
              <text:list-item>
                <text:p text:style-name="P2"><text:s/>Parentin parenti daha da büyük yazılır</text:p>
              </text:list-item>
              <text:list-item>
                <text:p text:style-name="P2"><text:s/>Bağımsız her todo ya da parent başlığı altında gruplanabilir</text:p>
              </text:list-item>
            </text:list>
          </draw:text-box>
        </draw:frame>
        <draw:frame draw:style-name="gr1" draw:text-style-name="P2" draw:layer="layout" svg:width="1.658cm" svg:height="0.802cm" svg:x="17.397cm" svg:y="3cm">
          <draw:text-box>
            <text:p text:style-name="P2">order</text:p>
          </draw:text-box>
        </draw:frame>
        <draw:line draw:style-name="gr2" draw:text-style-name="P1" draw:layer="layout" svg:x1="14.5cm" svg:y1="8.5cm" svg:x2="14.5cm" svg:y2="3cm">
          <text:p/>
        </draw:line>
        <draw:frame draw:style-name="gr1" draw:text-style-name="P2" draw:layer="layout" svg:width="1.188cm" svg:height="0.802cm" svg:x="1.613cm" svg:y="4.198cm">
          <draw:text-box>
            <text:p text:style-name="P2">oto</text:p>
          </draw:text-box>
        </draw:frame>
        <draw:frame draw:style-name="gr1" draw:text-style-name="P2" draw:layer="layout" svg:width="1.709cm" svg:height="0.802cm" svg:x="9.5cm" svg:y="4cm">
          <draw:text-box>
            <text:p text:style-name="P2">string</text:p>
          </draw:text-box>
        </draw:frame>
        <draw:frame draw:style-name="gr1" draw:text-style-name="P2" draw:layer="layout" svg:width="1.709cm" svg:height="0.802cm" svg:x="12.291cm" svg:y="3.995cm">
          <draw:text-box>
            <text:p text:style-name="P2">string</text:p>
          </draw:text-box>
        </draw:frame>
        <draw:frame draw:style-name="gr1" draw:text-style-name="P2" draw:layer="layout" svg:width="1.709cm" svg:height="0.802cm" svg:x="3.114cm" svg:y="4.198cm">
          <draw:text-box>
            <text:p text:style-name="P2">string</text:p>
          </draw:text-box>
        </draw:frame>
        <draw:frame draw:style-name="gr1" draw:text-style-name="P2" draw:layer="layout" svg:width="0.887cm" svg:height="0.802cm" svg:x="6.291cm" svg:y="4.198cm">
          <draw:text-box>
            <text:p text:style-name="P2">id</text:p>
          </draw:text-box>
        </draw:frame>
        <draw:frame draw:style-name="gr1" draw:text-style-name="P2" draw:layer="layout" svg:width="1.438cm" svg:height="0.802cm" svg:x="14.791cm" svg:y="4cm">
          <draw:text-box>
            <text:p text:style-name="P2">bool</text:p>
          </draw:text-box>
        </draw:frame>
        <draw:frame draw:style-name="gr1" draw:text-style-name="P2" draw:layer="layout" svg:width="2.013cm" svg:height="0.802cm" svg:x="17.291cm" svg:y="4cm">
          <draw:text-box>
            <text:p text:style-name="P2">integ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tr" fo:country="T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ujk </meta:initial-creator>
    <meta:creation-date>2011-05-29T19:43:00</meta:creation-date>
    <dc:date>2011-05-29T22:23:45</dc:date>
    <dc:creator>ujk </dc:creator>
    <meta:editing-duration>PT02H40M47S</meta:editing-duration>
    <meta:editing-cycles>7</meta:editing-cycles>
    <meta:generator>OpenOffice.org/3.2$Linux OpenOffice.org_project/320m19$Build-9505</meta:generator>
    <meta:document-statistic meta:object-count="27"/>
  </office:meta>
</office:document-meta>
</file>